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843cm"/>
    </style:style>
    <style:style style:name="co7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4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4" table:default-cell-style-name="Default"/>
        <table:table-column table:style-name="co1" table:default-cell-style-name="ce11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/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Nazwa na registrze</text:p>
          </table:table-cell>
          <table:table-cell/>
          <table:table-cell office:value-type="string" calcext:value-type="string">
            <text:p>Nr kolejny</text:p>
          </table:table-cell>
          <table:table-cell office:value-type="string" calcext:value-type="string">
            <text:p>nr MIDI</text:p>
          </table:table-cell>
          <table:table-cell/>
          <table:table-cell office:value-type="string" calcext:value-type="string">
            <text:p>Kolejnośc na wiatrowni</text:p>
          </table:table-cell>
          <table:table-cell table:style-name="Default"/>
          <table:table-cell/>
          <table:table-cell table:style-name="Default" office:value-type="string" calcext:value-type="string">
            <text:p>piny dekoder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 PRYNCYPAŁ 8’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table:formula="of:=[.D8]+35"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orałbas 4’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 SUBBAS 16’</text:p>
          </table:table-cell>
          <table:table-cell/>
          <table:table-cell office:value-type="float" office:value="2" calcext:value-type="float">
            <text:p>2</text:p>
          </table:table-cell>
          <table:table-cell table:style-name="ce8" table:formula="of:=[.D9]+35"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letbas 8’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 OKTAWA 8’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[.D10]+35"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ubbas 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4 FLET 8’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[.D11]+35"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Octavbas 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 CHORAŁ 4’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[.D12]+35"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yncypałbas 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 PUZON 16’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[.D13]+35"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7 M I PED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14]+35"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8 M II- PED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15]+35"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/>
          <table:table-cell table:style-name="Default"/>
          <table:table-cell/>
          <table:table-cell office:value-type="string" calcext:value-type="string">
            <text:p>finalne podł.</text:p>
          </table:table-cell>
          <table:table-cell office:value-type="string" calcext:value-type="string">
            <text:p>inny sposób - nie uzywany</text:p>
          </table:table-cell>
        </table:table-row>
        <table:table-row table:style-name="ro3">
          <table:table-cell/>
          <table:table-cell office:value-type="string" calcext:value-type="string">
            <text:p>9 PRYNCYPAŁ 8’</text:p>
          </table:table-cell>
          <table:table-cell/>
          <table:table-cell office:value-type="float" office:value="9" calcext:value-type="float">
            <text:p>9</text:p>
          </table:table-cell>
          <table:table-cell table:style-name="ce9" table:formula="of:=[.D16]+35"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Mixtur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string" calcext:value-type="string">
            <text:p>A3</text:p>
          </table:table-cell>
        </table:table-row>
        <table:table-row table:style-name="ro3">
          <table:table-cell/>
          <table:table-cell office:value-type="string" calcext:value-type="string">
            <text:p>10 FLET HARM 8’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table:formula="of:=[.D17]+35"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ctava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string" calcext:value-type="string">
            <text:p>A2</text:p>
          </table:table-cell>
        </table:table-row>
        <table:table-row table:style-name="ro3">
          <table:table-cell/>
          <table:table-cell office:value-type="string" calcext:value-type="string">
            <text:p>11 FLET SZPIC 8’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9" table:formula="of:=[.D18]+35"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ktava 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string" calcext:value-type="string">
            <text:p>A1</text:p>
          </table:table-cell>
        </table:table-row>
        <table:table-row table:style-name="ro3">
          <table:table-cell/>
          <table:table-cell office:value-type="string" calcext:value-type="string">
            <text:p>12 SALICET 8’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table:formula="of:=[.D19]+35" office:value-type="float" office:value="47" calcext:value-type="float">
            <text:p>4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icet 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0</text:p>
          </table:table-cell>
          <table:table-cell table:style-name="ce24" office:value-type="string" calcext:value-type="string">
            <text:p>A0</text:p>
          </table:table-cell>
        </table:table-row>
        <table:table-row table:style-name="ro3">
          <table:table-cell/>
          <table:table-cell office:value-type="string" calcext:value-type="string">
            <text:p>13 OKTAWA 4’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" table:formula="of:=[.D20]+35"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zpicflet 8’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1</text:p>
          </table:table-cell>
          <table:table-cell table:style-name="ce24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14 RURFLET 4’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table:formula="of:=[.D21]+35"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Flet harm 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15 NASARD 22/3’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table:formula="of:=[.D22]+35"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uncypał 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16 OKTAWA 2’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table:formula="of:=[.D23]+35"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Nasard 2, 2/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2</text:p>
          </table:table-cell>
          <table:table-cell table:style-name="ce24"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17 MIXTURA 4CH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" table:formula="of:=[.D24]+35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let rurkowy 4’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3</text:p>
          </table:table-cell>
          <table:table-cell table:style-name="ce24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18 MI 4’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D25]+35"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19 M II-I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D26]+35"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20 M II-I 4’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D27]+35"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21 M II-I 16’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D28]+35"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D29]+35"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table:style-name="ce5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string" calcext:value-type="string">
            <text:p>23 PRYNCYPAŁ FL 8’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0" table:formula="of:=[.D32]+35"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ymbel 3 fac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#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 BURDON <text:s/>8’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0" table:formula="of:=[.D33]+35" office:value-type="float" office:value="59" calcext:value-type="float">
            <text:p>5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winta 1,1/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 KWINTAD 8’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table:formula="of:=[.D34]+35"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Gemshorn 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#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6 AEOLINA 8’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0" table:formula="of:=[.D35]+35" office:value-type="float" office:value="61" calcext:value-type="float">
            <text:p>61</text:p>
          </table:table-cell>
          <table:table-cell office:value-type="string" calcext:value-type="string">
            <text:p>c#1</text:p>
          </table:table-cell>
          <table:table-cell office:value-type="string" calcext:value-type="string">
            <text:p>Kwintaton 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7 VOXCOEL 8’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0" table:formula="of:=[.D36]+35"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ox coelestis 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8 GEMSHORN 4’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0" table:formula="of:=[.D37]+35" office:value-type="float" office:value="63" calcext:value-type="float">
            <text:p>63</text:p>
          </table:table-cell>
          <table:table-cell office:value-type="string" calcext:value-type="string">
            <text:p>d#1</text:p>
          </table:table-cell>
          <table:table-cell office:value-type="string" calcext:value-type="string">
            <text:p>Aeolina 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#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9 TRAWERSFL. 4’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table:formula="of:=[.D38]+35" office:value-type="float" office:value="64" calcext:value-type="float">
            <text:p>6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Pryncypał 8’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0 BLOKFLET 2’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table:formula="of:=[.D39]+35" office:value-type="float" office:value="65" calcext:value-type="float">
            <text:p>6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Bourdon 8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1 TERCJA 13/5’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10" table:formula="of:=[.D40]+35" office:value-type="float" office:value="66" calcext:value-type="float">
            <text:p>66</text:p>
          </table:table-cell>
          <table:table-cell office:value-type="string" calcext:value-type="string">
            <text:p>f#1</text:p>
          </table:table-cell>
          <table:table-cell office:value-type="string" calcext:value-type="string">
            <text:p>TraversFlet 4’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2 KWINTA 11/3’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10" table:formula="of:=[.D41]+35" office:value-type="float" office:value="67" calcext:value-type="float">
            <text:p>6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lokflet 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3 CYMBAŁKI 3CH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0" table:formula="of:=[.D42]+35" office:value-type="float" office:value="68" calcext:value-type="float">
            <text:p>68</text:p>
          </table:table-cell>
          <table:table-cell office:value-type="string" calcext:value-type="string">
            <text:p>g#1</text:p>
          </table:table-cell>
          <table:table-cell office:value-type="string" calcext:value-type="string">
            <text:p>Teercja 1,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#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4 OBÓJ 8’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0" table:formula="of:=[.D43]+35" office:value-type="float" office:value="69" calcext:value-type="float">
            <text:p>69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style-name="ce11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5 M II-4’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44]+35" office:value-type="float" office:value="70" calcext:value-type="float">
            <text:p>70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11"/>
          <table:table-cell office:value-type="string" calcext:value-type="string">
            <text:p>A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6 TREMOLO M-II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45]+35" office:value-type="float" office:value="71" calcext:value-type="float">
            <text:p>7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tremol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D46]+35" office:value-type="float" office:value="72" calcext:value-type="float">
            <text:p>72</text:p>
          </table:table-cell>
          <table:table-cell office:value-type="string" calcext:value-type="string">
            <text:p>c2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D47]+35" office:value-type="float" office:value="73" calcext:value-type="float">
            <text:p>73</text:p>
          </table:table-cell>
          <table:table-cell office:value-type="string" calcext:value-type="string">
            <text:p>c#2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D48]+35"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49]+35" office:value-type="float" office:value="75" calcext:value-type="float">
            <text:p>75</text:p>
          </table:table-cell>
          <table:table-cell office:value-type="string" calcext:value-type="string">
            <text:p>d#2</text:p>
          </table:table-cell>
          <table:table-cell table:number-columns-repeated="2"/>
          <table:table-cell table:style-name="ce11"/>
          <table:table-cell table:style-name="Default"/>
          <table:table-cell table:number-columns-repeated="3"/>
        </table:table-row>
        <table:table-row table:style-name="ro3">
          <table:table-cell/>
          <table:table-cell table:style-name="ce5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Default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1:38:58.779906421</meta:creation-date>
    <dc:date>2024-03-18T20:22:22.417090707</dc:date>
    <meta:editing-duration>PT25M49S</meta:editing-duration>
    <meta:editing-cycles>5</meta:editing-cycles>
    <meta:generator>LibreOffice/7.3.7.2$Linux_X86_64 LibreOffice_project/30$Build-2</meta:generator>
    <meta:document-statistic meta:table-count="1" meta:cell-count="305" meta:object-count="0"/>
  </office:meta>
</office:document-meta>
</file>